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VIRGEN DEL CISNE S.A.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LI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COLA VIRGEN DEL CISNE</text:span></text:p>
            <text:p text:style-name="P7">Lin.Genet(Ped.1):<text:span text:style-name="T4">PATOS PEKINES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7T23:06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